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016in"/>
    </style:style>
    <style:style style:name="ro1" style:family="table-row">
      <style:table-row-properties style:row-height="1.0028in" fo:break-before="auto" style:use-optimal-row-height="false"/>
    </style:style>
    <style:style style:name="ta1" style:family="table" style:master-page-name="Default">
      <style:table-properties table:display="true" style:writing-mode="lr-tb" tableooo:tab-color="#127622"/>
    </style:style>
    <style:style style:name="ta2" style:family="table" style:master-page-name="Default">
      <style:table-properties table:display="true" style:writing-mode="lr-tb" tableooo:tab-color="#2a6099"/>
    </style:style>
    <style:style style:name="ta3" style:family="table" style:master-page-name="Default">
      <style:table-properties table:display="true" style:writing-mode="lr-tb" tableooo:tab-color="#ffd428"/>
    </style:style>
    <style:style style:name="ta4" style:family="table" style:master-page-name="Default">
      <style:table-properties table:display="true" style:writing-mode="lr-tb" tableooo:tab-color="#c9211e"/>
    </style:style>
    <style:style style:name="ce2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ackground-color="#222222" style:text-align-source="fix" style:repeat-content="false" fo:border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ackground-color="#222222" style:text-align-source="fix" style:repeat-content="false" style:vertical-align="middle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fo:border-bottom="0.06pt solid #888888" fo:background-color="#222222" style:text-align-source="fix" style:repeat-content="false" fo:border-left="0.06pt solid #888888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8" style:family="table-cell" style:parent-style-name="Default">
      <style:table-cell-properties fo:background-color="#222222" style:text-align-source="fix" style:repeat-content="false" fo:border="none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0.06pt solid #888888" fo:background-color="#222222" style:text-align-source="fix" style:repeat-content="false" fo:border-left="none" fo:border-right="none" fo:border-top="0.06pt solid #888888" style:vertical-align="top"/>
      <style:paragraph-properties fo:text-align="center" fo:margin-left="0in"/>
      <style:text-properties fo:color="#dddddd" fo:font-size="16pt" fo:font-weight="bold" style:font-size-asian="16pt" style:font-weight-asian="bold" style:font-size-complex="16pt" style:font-weight-complex="bold"/>
    </style:style>
    <style:style style:name="ce10" style:family="table-cell" style:parent-style-name="Default">
      <style:table-cell-properties fo:background-color="#222222" style:text-align-source="fix" style:repeat-content="false" style:vertical-align="top"/>
      <style:paragraph-properties fo:text-align="center" fo:margin-left="0in"/>
      <style:text-properties fo:color="#dddddd" fo:font-size="16pt" fo:font-weight="normal" style:font-size-asian="16pt" style:font-weight-asian="normal" style:font-size-complex="16pt" style:font-weight-complex="normal"/>
    </style:style>
    <style:style style:name="ce11" style:family="table-cell" style:parent-style-name="Default">
      <style:table-cell-properties fo:background-color="#222222" style:vertical-align="top"/>
      <style:text-properties fo:color="#dddddd"/>
    </style:style>
    <style:style style:name="ce12" style:family="table-cell" style:parent-style-name="Default">
      <style:table-cell-properties fo:background-color="#222222"/>
      <style:text-properties fo:color="#dddddd"/>
    </style:style>
    <style:style style:name="T1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Liberation Sans" style:font-name-asian="Liberation Sans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/>
    </style:style>
    <style:style style:name="T2" style:family="text">
      <style:text-properties style:font-name-asian="Noto Sans CJK SC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dddddd" style:font-relief="none" style:font-style-complex="normal" style:font-weight-complex="bold" style:font-size-complex="16pt" style:font-name-complex="Liberation Sans" style:language-complex="hi" style:country-complex="IN" fo:text-shadow="none" fo:font-style="normal" style:text-underline-style="none" style:text-underline-color="font-color" fo:font-size="16pt" fo:language="en" fo:country="US" style:font-style-asian="normal" style:font-name="Liberation Sans" fo:font-weight="bold" style:text-line-through-type="none" style:text-outline="false" style:text-line-through-mode="continuous" style:language-asian="zh" style:country-asian="CN" style:font-name-asian="Liberation Sans" style:font-size-asian="16pt" style:font-weight-asian="bold" style:text-emphasize="none" style:text-overline-style="none" style:text-overline-color="font-color"/>
    </style:style>
    <style:style style:name="T5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/>
    </style:style>
    <style:style style:name="T6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bold" style:font-weight-asian="bold" style:font-size-complex="16pt" style:font-size-asian="16pt" style:font-name-complex="Noto Sans Devanagari" style:font-name-asian="Noto Sans CJK SC" fo:color="#dddddd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bold" fo:font-size="16pt" style:font-name="Liberation Sans"/>
    </style:style>
    <style:style style:name="T7" style:family="text">
      <style:text-properties fo:color="#dddddd"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color="#dddddd" style:font-relief="none" style:font-style-complex="normal" style:font-weight-complex="bold" style:font-size-complex="16pt" style:font-name-complex="Noto Sans Devanagari" style:language-complex="hi" style:country-complex="IN" fo:language="en" fo:country="US" fo:text-shadow="none" fo:font-style="normal" style:text-underline-style="none" style:text-underline-color="font-color" fo:font-size="16pt" style:text-emphasize="none" style:font-style-asian="normal" style:font-weight-asian="bold" style:font-size-asian="16pt" style:font-name-asian="Noto Sans CJK SC" style:font-name="Liberation Sans" fo:font-weight="bold" style:text-line-through-type="none" style:text-outline="false" style:text-line-through-mode="continuous" style:language-asian="zh" style:country-asian="CN" style:text-overline-style="none" style:text-overline-color="font-color"/>
    </style:style>
    <style:style style:name="T9" style:family="text">
      <style:text-properties style:font-style-complex="normal" style:font-relief="none" style:font-weight-complex="bold" style:font-size-complex="16pt" style:font-name-complex="Noto Sans Devanagari" style:language-complex="hi" style:country-complex="IN" fo:language="en" fo:country="US" fo:text-shadow="none" fo:font-style="normal" style:text-underline-style="none" style:text-underline-color="font-color" fo:font-size="16pt" fo:color="#dddddd" style:font-size-asian="16pt" style:font-name="Liberation Sans" fo:font-weight="bold" style:text-line-through-type="none" style:text-outline="false" style:text-line-through-mode="continuous" style:language-asian="zh" style:country-asian="CN" style:font-name-asian="Noto Sans CJK SC" style:font-weight-asian="bold" style:font-style-asian="normal" style:text-emphasize="none" style:text-overline-style="none" style:text-overline-color="font-color"/>
    </style:style>
    <style:style style:name="T10" style:family="text">
      <style:text-properties fo:color="#c9211e"/>
    </style:style>
    <style:style style:name="T11" style:family="text">
      <style:text-properties style:font-name-asian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Liberation Sans" style:font-relief="none" style:font-style-complex="normal" style:font-weight-complex="bold" style:font-size-complex="16pt" style:font-name-complex="Noto Sans Devanagari" style:language-complex="hi" style:country-complex="IN" fo:language="en" fo:country="US" fo:text-shadow="none" fo:font-style="normal" style:text-underline-style="none" style:text-underline-color="font-color" fo:font-size="16pt" fo:color="#dddddd" fo:font-weight="bold" style:text-line-through-type="none" style:text-outline="false" style:text-line-through-mode="continuous" style:language-asian="zh" style:country-asian="CN" style:font-name-asian="Noto Sans CJK SC" style:font-size-asian="16pt" style:font-weight-asian="bold" style:font-style-asian="normal" style:text-emphasize="none" style:text-overline-style="none" style:text-overline-color="font-color"/>
    </style:style>
    <style:style style:name="T13" style:family="text">
      <style:text-properties style:language-complex="hi" style:country-complex="IN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-asian="Noto Sans CJK SC" style:font-name="Liberation Sans" style:font-name-complex="Noto Sans Devanagari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style-complex="normal" style:font-relief="none" style:font-weight-complex="bold" style:font-size-complex="16pt" style:font-name-complex="Liberation Sans" style:language-complex="hi" style:country-complex="IN" fo:language="en" fo:country="US" fo:text-shadow="none" fo:font-style="normal" style:text-underline-style="none" style:text-underline-color="font-color" fo:font-size="16pt" fo:color="#dddddd" style:font-size-asian="16pt" style:font-name="Liberation Sans" fo:font-weight="bold" style:text-line-through-type="none" style:text-outline="false" style:text-line-through-mode="continuous" style:language-asian="zh" style:country-asian="CN" style:font-name-asian="Liberation Sans" style:font-weight-asian="bold" style:font-style-asian="normal" style:text-emphasize="none" style:text-overline-style="none" style:text-overline-color="font-color"/>
    </style:style>
    <style:style style:name="T15" style:family="text">
      <style:text-properties fo:text-shadow="none" style:font-relief="none" style:font-style-complex="normal" style:font-weight-complex="bold" style:font-size-complex="16pt" style:font-name-complex="Noto Sans Devanagari" style:language-complex="hi" style:country-complex="IN" fo:language="en" fo:country="US" fo:font-style="normal" style:text-underline-style="none" style:text-underline-color="font-color" fo:font-size="16pt" fo:color="#dddddd" style:font-style-asian="normal" style:font-name="Liberation Sans" fo:font-weight="bold" style:text-line-through-type="none" style:text-outline="false" style:text-line-through-mode="continuous" style:language-asian="zh" style:country-asian="CN" style:font-name-asian="Noto Sans CJK SC" style:font-size-asian="16pt" style:font-weight-asian="bold" style:text-emphasize="none" style:text-overline-style="none" style:text-overline-color="font-color"/>
    </style:style>
    <style:style style:name="T16" style:family="text">
      <style:text-properties fo:language="en" fo:country="US" style:font-relief="none" style:font-style-complex="normal" style:font-weight-complex="bold" style:font-size-complex="16pt" style:font-name-complex="Noto Sans Devanagari" style:language-complex="hi" style:country-complex="IN" fo:text-shadow="none" fo:font-style="normal" style:text-underline-style="none" style:text-underline-color="font-color" fo:font-size="16pt" fo:color="#dddddd" style:text-emphasize="none" style:font-name="Liberation Sans" fo:font-weight="bold" style:text-line-through-type="none" style:text-outline="false" style:text-line-through-mode="continuous" style:language-asian="zh" style:country-asian="CN" style:font-name-asian="Noto Sans CJK SC" style:font-size-asian="16pt" style:font-weight-asian="bold" style:font-style-asian="normal" style:text-overline-style="none" style:text-overline-color="font-color"/>
    </style:style>
    <style:style style:name="T17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beration Sans" style:font-name-complex="Liberation Sans" style:font-size-asian="16pt" style:font-size-complex="1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-asian="Liberation Sans" style:font-relief="none" style:font-style-complex="normal" style:font-weight-complex="bold" style:font-size-complex="16pt" style:font-name-complex="Liberation Sans" fo:color="#dddddd" fo:font-size="16pt" style:text-underline-style="none" style:text-underline-color="font-color" fo:font-style="normal" fo:text-shadow="none" style:language-complex="hi" style:country-complex="IN" fo:language="en" fo:country="US" style:font-name="Liberation Sans" fo:font-weight="bold" style:text-line-through-type="none" style:text-outline="false" style:text-line-through-mode="continuous" style:language-asian="zh" style:country-asian="CN" style:font-size-asian="16pt" style:font-weight-asian="bold" style:font-style-asian="normal" style:text-emphasize="none" style:text-overline-style="none" style:text-overline-color="font-color"/>
    </style:style>
    <style:style style:name="T19" style:family="text">
      <style:text-properties style:font-style-asian="normal" style:text-overline-style="none" style:text-overline-color="font-color" style:text-emphasize="none" style:font-weight-asian="bold" style:font-size-asian="16pt" style:font-name-asian="Liberation Sans" style:language-asian="zh" style:country-asian="CN" style:text-line-through-mode="continuous" style:text-outline="false" style:text-line-through-type="none" fo:font-weight="bold" style:font-name="Liberation Sans" fo:color="#dddddd" fo:language="en" fo:country="US" fo:font-size="16pt" style:text-underline-style="none" style:text-underline-color="font-color" fo:font-style="normal" fo:text-shadow="none" style:language-complex="hi" style:country-complex="IN" style:font-name-complex="Liberation Sans" style:font-size-complex="16pt" style:font-weight-complex="bold" style:font-style-complex="normal" style:font-relief="none"/>
    </style:style>
    <style:style style:name="T20" style:family="text">
      <style:text-properties style:font-weight-complex="bold" style:font-relief="none" style:font-style-complex="normal" style:font-size-complex="16pt" style:font-name-complex="Liberation Sans" style:language-complex="hi" style:country-complex="IN" fo:language="en" fo:country="US" fo:text-shadow="none" fo:font-style="normal" style:text-underline-style="none" style:text-underline-color="font-color" fo:font-size="16pt" fo:color="#dddddd" style:font-style-asian="normal" style:font-name="Liberation Sans" fo:font-weight="bold" style:text-line-through-type="none" style:text-outline="false" style:text-line-through-mode="continuous" style:language-asian="zh" style:country-asian="CN" style:font-name-asian="Liberation Sans" style:font-size-asian="16pt" style:font-weight-asian="bold" style:text-emphasize="none" style:text-overline-style="none" style:text-overline-color="font-color"/>
    </style:style>
    <style:style style:name="T21" style:family="text">
      <style:text-properties fo:text-shadow="none" style:font-relief="none" style:font-style-complex="normal" style:font-weight-complex="bold" style:font-size-complex="16pt" style:font-name-complex="Noto Sans Devanagari" style:language-complex="hi" style:country-complex="IN" fo:language="en" fo:country="US" fo:font-style="normal" style:text-underline-style="none" style:text-underline-color="font-color" fo:font-size="16pt" fo:color="#dddddd" fo:font-weight="bold" style:font-name="Liberation Sans" style:text-line-through-type="none" style:text-outline="false" style:text-line-through-mode="continuous" style:language-asian="zh" style:country-asian="CN" style:font-name-asian="Noto Sans CJK SC" style:font-size-asian="16pt" style:font-weight-asian="bold" style:font-style-asian="normal" style:text-emphasize="none" style:text-overline-style="none" style:text-overline-color="font-color"/>
    </style:style>
    <style:style style:name="T22" style:family="text">
      <style:text-properties fo:color="#f10d0c"/>
    </style:style>
    <style:style style:name="T23" style:family="text">
      <style:text-properties style:font-weight-complex="bold" style:font-relief="none" style:font-style-complex="normal" style:font-size-complex="16pt" style:font-name-complex="Liberation Sans" style:language-complex="hi" style:country-complex="IN" fo:language="en" fo:country="US" fo:text-shadow="none" fo:font-style="normal" style:text-underline-style="none" style:text-underline-color="font-color" fo:font-size="16pt" fo:color="#dddddd" style:font-name-asian="Liberation Sans" style:font-name="Liberation Sans" fo:font-weight="bold" style:text-line-through-type="none" style:text-outline="false" style:text-line-through-mode="continuous" style:language-asian="zh" style:country-asian="CN" style:font-size-asian="16pt" style:font-weight-asian="bold" style:font-style-asian="normal" style:text-emphasize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p (altgr) (pine)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; :</text:p>
            <text:p><text:span text:style-name="T6"/></text:p>
            <text:p><text:span text:style-name="T7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4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4">◄</text:span></text:p>
          </table:table-cell>
          <table:table-cell table:style-name="ce3" office:value-type="string" calcext:value-type="string">
            <text:p>[ {</text:p>
            <text:p/>
            <text:p><text:span text:style-name="T4">▼</text:span></text:p>
          </table:table-cell>
          <table:table-cell table:style-name="ce3" office:value-type="string" calcext:value-type="string">
            <text:p>] }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(fnsymbols-altgrf12) (fnsymbols-pinef12)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<text:span text:style-name="T7">F1</text:span></text:p>
            <text:p><text:span text:style-name="T7">| ¡</text:span></text:p>
          </table:table-cell>
          <table:table-cell table:style-name="ce3" office:value-type="string" calcext:value-type="string">
            <text:p>2 <text:span text:style-name="T2">@</text:span></text:p>
            <text:p><text:span text:style-name="T3">F2</text:span></text:p>
            <text:p><text:span text:style-name="T8">\</text:span></text:p>
          </table:table-cell>
          <table:table-cell table:style-name="ce3" office:value-type="string" calcext:value-type="string">
            <text:p>3 #</text:p>
            <text:p><text:span text:style-name="T7">F3</text:span></text:p>
            <text:p><text:span text:style-name="T7">£</text:span></text:p>
          </table:table-cell>
          <table:table-cell table:style-name="ce3" office:value-type="string" calcext:value-type="string">
            <text:p>4 $</text:p>
            <text:p><text:span text:style-name="T7">F4</text:span></text:p>
            <text:p><text:span text:style-name="T7">€</text:span></text:p>
          </table:table-cell>
          <table:table-cell table:style-name="ce3" office:value-type="string" calcext:value-type="string">
            <text:p>5 %</text:p>
            <text:p><text:span text:style-name="T7">F5</text:span></text:p>
            <text:p><text:span text:style-name="T7">~</text:span></text:p>
          </table:table-cell>
          <table:table-cell table:style-name="ce3" office:value-type="string" calcext:value-type="string">
            <text:p>6 ^</text:p>
            <text:p><text:span text:style-name="T7">F6</text:span></text:p>
            <text:p><text:span text:style-name="T7">`</text:span></text:p>
          </table:table-cell>
          <table:table-cell table:style-name="ce3" office:value-type="string" calcext:value-type="string">
            <text:p>7 &amp;</text:p>
            <text:p><text:span text:style-name="T7">F7</text:span></text:p>
            <text:p><text:span text:style-name="T7">- –</text:span></text:p>
          </table:table-cell>
          <table:table-cell table:style-name="ce3" office:value-type="string" calcext:value-type="string">
            <text:p>8 *</text:p>
            <text:p><text:span text:style-name="T7">F8</text:span></text:p>
            <text:p><text:span text:style-name="T7">=</text:span></text:p>
          </table:table-cell>
          <table:table-cell table:style-name="ce3" office:value-type="string" calcext:value-type="string">
            <text:p>9 (</text:p>
            <text:p><text:span text:style-name="T7">F9</text:span></text:p>
            <text:p><text:span text:style-name="T7">_</text:span></text:p>
          </table:table-cell>
          <table:table-cell table:style-name="ce3" office:value-type="string" calcext:value-type="string">
            <text:p>0 )</text:p>
            <text:p><text:span text:style-name="T7">F10</text:span></text:p>
            <text:p><text:span text:style-name="T7">+</text:span>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; :</text:p>
            <text:p><text:span text:style-name="T6"/></text:p>
            <text:p><text:span text:style-name="T7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4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4">◄</text:span></text:p>
          </table:table-cell>
          <table:table-cell table:style-name="ce3" office:value-type="string" calcext:value-type="string">
            <text:p>[ {</text:p>
            <text:p/>
            <text:p><text:span text:style-name="T4">▼</text:span></text:p>
          </table:table-cell>
          <table:table-cell table:style-name="ce3" office:value-type="string" calcext:value-type="string">
            <text:p>] }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/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de-altgr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7">2 "</text:span></text:p>
            <text:p><text:span text:style-name="T2">\ ²</text:span></text:p>
            <text:p><text:span text:style-name="T3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10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10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 € 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7">Z</text:span></text:p>
            <text:p><text:span text:style-name="T7">Ž</text:span>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# '</text:p>
            <text:p><text:span text:style-name="T7">’</text:span></text:p>
            <text:p><text:span text:style-name="T7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9">Y</text:span></text:p>
            <text:p><text:span text:style-name="T9">¥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  <text:p>Home</text:p>
          </table:table-cell>
          <table:table-cell table:style-name="ce3" office:value-type="string" calcext:value-type="string">
            <text:p>. :</text:p>
            <text:p>&gt; …</text:p>
            <text:p><text:span text:style-name="T4">▲</text:span></text:p>
          </table:table-cell>
          <table:table-cell table:style-name="ce3" office:value-type="string" calcext:value-type="string">
            <text:p>- _</text:p>
            <text:p>+ –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Ä</text:p>
            <text:p/>
            <text:p><text:span text:style-name="T4">◄</text:span></text:p>
          </table:table-cell>
          <table:table-cell table:style-name="ce3" office:value-type="string" calcext:value-type="string">
            <text:p>Ö</text:p>
            <text:p/>
            <text:p><text:span text:style-name="T4">▼</text:span></text:p>
          </table:table-cell>
          <table:table-cell table:style-name="ce3" office:value-type="string" calcext:value-type="string">
            <text:p>Ü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r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 de-pine" table:style-name="ta1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7">2 "</text:span></text:p>
            <text:p><text:span text:style-name="T2">\ ²</text:span></text:p>
            <text:p><text:span text:style-name="T3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10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10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F12</text:p>
            <text:p>Del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€ 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<text:span text:style-name="T7">Z</text:span></text:p>
            <text:p><text:span text:style-name="T7">Ž</text:span></text:p>
          </table:table-cell>
          <table:table-cell table:style-name="ce3" office:value-type="string" calcext:value-type="string">
            <text:p>U</text:p>
            <text:p/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/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1"/></text:p>
          </table:table-cell>
          <table:table-cell table:style-name="ce3" office:value-type="string" calcext:value-type="string">
            <text:p>S</text:p>
            <text:p><text:span text:style-name="T11"/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# '</text:p>
            <text:p><text:span text:style-name="T7">’</text:span></text:p>
            <text:p><text:span text:style-name="T7">Insert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7">Y</text:span></text:p>
            <text:p><text:span text:style-name="T7">¥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  <text:p>Home</text:p>
          </table:table-cell>
          <table:table-cell table:style-name="ce3" office:value-type="string" calcext:value-type="string">
            <text:p>. :</text:p>
            <text:p>&gt; …</text:p>
            <text:p><text:span text:style-name="T4">▲</text:span></text:p>
          </table:table-cell>
          <table:table-cell table:style-name="ce3" office:value-type="string" calcext:value-type="string">
            <text:p>- _</text:p>
            <text:p>+ –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ẞ</text:p>
            <text:p/>
          </table:table-cell>
          <table:table-cell table:style-name="ce3" office:value-type="string" calcext:value-type="string">
            <text:p>Ä</text:p>
            <text:p/>
            <text:p><text:span text:style-name="T4">◄</text:span></text:p>
          </table:table-cell>
          <table:table-cell table:style-name="ce3" office:value-type="string" calcext:value-type="string">
            <text:p>Ö</text:p>
            <text:p/>
            <text:p><text:span text:style-name="T4">▼</text:span></text:p>
          </table:table-cell>
          <table:table-cell table:style-name="ce3" office:value-type="string" calcext:value-type="string">
            <text:p>Ü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Pine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extended-pine" table:style-name="ta2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<text:span text:style-name="T7">Del</text:span></text:p>
            <text:p>F12</text:p>
            <text:p/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E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Y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P</text:p>
            <text:p>PgUp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; :</text:p>
            <text:p><text:span text:style-name="T7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</table:table-cell>
          <table:table-cell table:style-name="ce3" office:value-type="string" calcext:value-type="string">
            <text:p>X</text:p>
          </table:table-cell>
          <table:table-cell table:style-name="ce3" office:value-type="string" calcext:value-type="string">
            <text:p>C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, &lt;</text:p>
            <text:p>Home</text:p>
          </table:table-cell>
          <table:table-cell table:style-name="ce3" office:value-type="string" calcext:value-type="string">
            <text:p>. &gt;</text:p>
            <text:p><text:span text:style-name="T4">▲</text:span></text:p>
          </table:table-cell>
          <table:table-cell table:style-name="ce3" office:value-type="string" calcext:value-type="string">
            <text:p>/ ?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<text:span text:style-name="T4">◄</text:span></text:p>
          </table:table-cell>
          <table:table-cell table:style-name="ce3" office:value-type="string" calcext:value-type="string">
            <text:p>[ {</text:p>
            <text:p><text:span text:style-name="T4">▼</text:span></text:p>
          </table:table-cell>
          <table:table-cell table:style-name="ce3" office:value-type="string" calcext:value-type="string">
            <text:p>] }</text:p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Pine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extended-altgr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ı</text:p>
            <text:p/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  <text:p>PgDn</text:p>
          </table:table-cell>
          <table:table-cell table:style-name="ce3" office:value-type="string" calcext:value-type="string" table:number-columns-spanned="1" table:number-rows-spanned="2">
            <text:p><text:span text:style-name="T7">Enter</text:span></text:p>
            <text:p><text:span text:style-name="T7"/></text:p>
            <text:p><text:span text:style-name="T9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; :</text:p>
            <text:p/>
            <text:p>PgDn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/>
            <text:p>Home</text:p>
          </table:table-cell>
          <table:table-cell table:style-name="ce3" office:value-type="string" calcext:value-type="string">
            <text:p>. &gt;</text:p>
            <text:p>…</text:p>
            <text:p><text:span text:style-name="T4">▲</text:span></text:p>
          </table:table-cell>
          <table:table-cell table:style-name="ce3" office:value-type="string" calcext:value-type="string">
            <text:p>/ ?</text:p>
            <text:p>¿</text:p>
            <text:p>End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AltGr</text:p>
            <text:p/>
          </table:table-cell>
          <table:table-cell table:style-name="ce3" office:value-type="string" calcext:value-type="string">
            <text:p>' "</text:p>
            <text:p>’</text:p>
            <text:p><text:span text:style-name="T4">◄</text:span></text:p>
          </table:table-cell>
          <table:table-cell table:style-name="ce3" office:value-type="string" calcext:value-type="string">
            <text:p>[ {</text:p>
            <text:p/>
            <text:p><text:span text:style-name="T4">▼</text:span></text:p>
          </table:table-cell>
          <table:table-cell table:style-name="ce3" office:value-type="string" calcext:value-type="string">
            <text:p>] }</text:p>
            <text:p/>
            <text:p><text:span text:style-name="T4">►</text:span>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AltGr</text:p>
            <text:p>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</table:table-cell>
          <table:table-cell table:style-name="ce3" office:value-type="string" calcext:value-type="string">
            <text:p>W</text:p>
            <text:p><text:span text:style-name="T1">₩</text:span></text:p>
          </table:table-cell>
          <table:table-cell table:style-name="ce3" office:value-type="string" calcext:value-type="string">
            <text:p>E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"</text:p>
            <text:p><text:span text:style-name="T7">Ü</text:span></text:p>
          </table:table-cell>
          <table:table-cell table:style-name="ce3" office:value-type="string" calcext:value-type="string">
            <text:p>I</text:p>
            <text:p>{</text:p>
            <text:p>ı</text:p>
            <text:p/>
          </table:table-cell>
          <table:table-cell table:style-name="ce3" office:value-type="string" calcext:value-type="string">
            <text:p>O</text:p>
            <text:p>}</text:p>
            <text:p>Ö</text:p>
          </table:table-cell>
          <table:table-cell table:style-name="ce3" office:value-type="string" calcext:value-type="string">
            <text:p>P</text:p>
            <text:p><text:span text:style-name="T7">PgUp</text:span></text:p>
            <text:p><text:span text:style-name="T15">₽</text:span>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<text:span text:style-name="T7">J</text:span></text:p>
            <text:p><text:span text:style-name="T12">' "</text:span></text:p>
          </table:table-cell>
          <table:table-cell table:style-name="ce3" office:value-type="string" calcext:value-type="string">
            <text:p>K</text:p>
            <text:p><text:span text:style-name="T13">[ {</text:span></text:p>
          </table:table-cell>
          <table:table-cell table:style-name="ce3" office:value-type="string" calcext:value-type="string">
            <text:p>L</text:p>
            <text:p><text:span text:style-name="T3">] }</text:span></text:p>
            <text:p><text:span text:style-name="T5">Ł</text:span></text:p>
          </table:table-cell>
          <table:table-cell table:style-name="ce3" office:value-type="string" calcext:value-type="string">
            <text:p>; :</text:p>
            <text:p><text:span text:style-name="T16">PgDn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><text:span text:style-name="T7">Home</text:span></text:p>
          </table:table-cell>
          <table:table-cell table:style-name="ce3" office:value-type="string" calcext:value-type="string">
            <text:p><text:span text:style-name="T7">. &gt;</text:span></text:p>
            <text:p><text:span text:style-name="T14">▲</text:span></text:p>
            <text:p>…</text:p>
          </table:table-cell>
          <table:table-cell table:style-name="ce3" office:value-type="string" calcext:value-type="string">
            <text:p><text:span text:style-name="T7">/ ?</text:span></text:p>
            <text:p><text:span text:style-name="T7">End</text:span></text:p>
            <text:p>¿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</table:table-cell>
          <table:table-cell table:style-name="ce3" office:value-type="string" calcext:value-type="string">
            <text:p><text:span text:style-name="T6">RFn</text:span></text:p>
            <text:p><text:span text:style-name="T14">◄</text:span></text:p>
          </table:table-cell>
          <table:table-cell table:style-name="ce3" office:value-type="string" calcext:value-type="string">
            <text:p><text:span text:style-name="T6">RCtrl</text:span></text:p>
            <text:p><text:span text:style-name="T14">▼</text:span></text:p>
          </table:table-cell>
          <table:table-cell table:style-name="ce3" office:value-type="string" calcext:value-type="string">
            <text:p><text:span text:style-name="T6">RShift</text:span></text:p>
            <text:p><text:span text:style-name="T4">►</text:span></text:p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2 <text:span text:style-name="T2">@</text:span></text:p>
            <text:p><text:span text:style-name="T2">\</text:span></text:p>
            <text:p><text:span text:style-name="T3">F2</text:span></text:p>
          </table:table-cell>
          <table:table-cell table:style-name="ce3" office:value-type="string" calcext:value-type="string">
            <text:p>3 #</text:p>
            <text:p>£</text:p>
            <text:p>F3</text:p>
          </table:table-cell>
          <table:table-cell table:style-name="ce3" office:value-type="string" calcext:value-type="string">
            <text:p>4 $</text:p>
            <text:p>€</text:p>
            <text:p>F4</text:p>
          </table:table-cell>
          <table:table-cell table:style-name="ce3" office:value-type="string" calcext:value-type="string">
            <text:p>5 %</text:p>
            <text:p>~</text:p>
            <text:p>F5</text:p>
          </table:table-cell>
          <table:table-cell table:style-name="ce3" office:value-type="string" calcext:value-type="string">
            <text:p>6 ^</text:p>
            <text:p>`</text:p>
            <text:p>F6</text:p>
          </table:table-cell>
          <table:table-cell table:style-name="ce3" office:value-type="string" calcext:value-type="string">
            <text:p>7 &amp;</text:p>
            <text:p>- –</text:p>
            <text:p>F7</text:p>
          </table:table-cell>
          <table:table-cell table:style-name="ce3" office:value-type="string" calcext:value-type="string">
            <text:p>8 *</text:p>
            <text:p>=</text:p>
            <text:p>F8</text:p>
          </table:table-cell>
          <table:table-cell table:style-name="ce3" office:value-type="string" calcext:value-type="string">
            <text:p>9 (</text:p>
            <text:p>_</text:p>
            <text:p>F9</text:p>
          </table:table-cell>
          <table:table-cell table:style-name="ce3" office:value-type="string" calcext:value-type="string">
            <text:p>0 )</text:p>
            <text:p>+</text:p>
            <text:p>F10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17">▲</text:span></text:p>
            <text:p><text:span text:style-name="T1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<text:span text:style-name="T7">I</text:span></text:p>
            <text:p><text:span text:style-name="T7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7">◄</text:span></text:p>
            <text:p><text:span text:style-name="T1">Ä</text:span></text:p>
          </table:table-cell>
          <table:table-cell table:style-name="ce3" office:value-type="string" calcext:value-type="string">
            <text:p>S</text:p>
            <text:p><text:span text:style-name="T17">▼</text:span></text:p>
            <text:p><text:span text:style-name="T1">ẞ</text:span></text:p>
          </table:table-cell>
          <table:table-cell table:style-name="ce3" office:value-type="string" calcext:value-type="string">
            <text:p>D</text:p>
            <text:p><text:span text:style-name="T17">►</text:span></text:p>
            <text:p><text:span text:style-name="T1">° ð</text:span></text:p>
          </table:table-cell>
          <table:table-cell table:style-name="ce3" office:value-type="string" calcext:value-type="string">
            <text:p>F</text:p>
            <text:p>PgDn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K</text:p>
            <text:p><text:span text:style-name="T2">{</text:span></text:p>
          </table:table-cell>
          <table:table-cell table:style-name="ce3" office:value-type="string" calcext:value-type="string">
            <text:p>L</text:p>
            <text:p><text:span text:style-name="T13">}</text:span></text:p>
            <text:p><text:span text:style-name="T5">Ł</text:span></text:p>
          </table:table-cell>
          <table:table-cell table:style-name="ce3" office:value-type="string" calcext:value-type="string">
            <text:p>; :</text:p>
            <text:p><text:span text:style-name="T7">"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Ž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&lt;</text:p>
            <text:p>[ {</text:p>
          </table:table-cell>
          <table:table-cell table:style-name="ce3" office:value-type="string" calcext:value-type="string">
            <text:p>. &gt;</text:p>
            <text:p>] }</text:p>
            <text:p>…</text:p>
          </table:table-cell>
          <table:table-cell table:style-name="ce3" office:value-type="string" calcext:value-type="string">
            <text:p>/ ?</text:p>
            <text:p>' "</text:p>
            <text:p>¿ ’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  <text:p/>
          </table:table-cell>
          <table:table-cell table:style-name="ce3" office:value-type="string" calcext:value-type="string">
            <text:p>RShift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de-mirrore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7">2 "</text:span></text:p>
            <text:p><text:span text:style-name="T2">\ ²</text:span></text:p>
            <text:p><text:span text:style-name="T3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10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10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<text:span text:style-name="T7">Del</text:span></text:p>
            <text:p><text:span text:style-name="T7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@</text:p>
          </table:table-cell>
          <table:table-cell table:style-name="ce3" office:value-type="string" calcext:value-type="string">
            <text:p>W</text:p>
            <text:p>₩</text:p>
          </table:table-cell>
          <table:table-cell table:style-name="ce3" office:value-type="string" calcext:value-type="string">
            <text:p>E</text:p>
            <text:p>€</text:p>
            <text:p>É</text:p>
          </table:table-cell>
          <table:table-cell table:style-name="ce3" office:value-type="string" calcext:value-type="string">
            <text:p>R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<text:span text:style-name="T7">I</text:span></text:p>
            <text:p><text:span text:style-name="T7">ı</text:span></text:p>
            <text:p><text:span text:style-name="T7"/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<text:span text:style-name="T7">P</text:span></text:p>
            <text:p><text:span text:style-name="T7">PgUp</text:span></text:p>
            <text:p><text:span text:style-name="T6">₽</text:span></text:p>
            <text:p/>
          </table:table-cell>
          <table:table-cell table:style-name="ce3" office:value-type="string" calcext:value-type="string" table:number-columns-spanned="1" table:number-rows-spanned="2">
            <text:p><text:span text:style-name="T7">Enter</text:span></text:p>
            <text:p><text:span text:style-name="T9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<text:span text:style-name="T7">A</text:span></text:p>
            <text:p><text:span text:style-name="T7">Ä</text:span></text:p>
          </table:table-cell>
          <table:table-cell table:style-name="ce3" office:value-type="string" calcext:value-type="string">
            <text:p><text:span text:style-name="T7">S</text:span></text:p>
            <text:p><text:span text:style-name="T7">ẞ</text:span></text:p>
          </table:table-cell>
          <table:table-cell table:style-name="ce3" office:value-type="string" calcext:value-type="string">
            <text:p>D</text:p>
            <text:p><text:span text:style-name="T18">° ð</text:span></text:p>
          </table:table-cell>
          <table:table-cell table:style-name="ce3" office:value-type="string" calcext:value-type="string">
            <text:p>F</text:p>
            <text:p>θ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</table:table-cell>
          <table:table-cell table:style-name="ce3" office:value-type="string" calcext:value-type="string">
            <text:p><text:span text:style-name="T7">K</text:span></text:p>
            <text:p><text:span text:style-name="T7">&lt;</text:span></text:p>
          </table:table-cell>
          <table:table-cell table:style-name="ce3" office:value-type="string" calcext:value-type="string">
            <text:p><text:span text:style-name="T7">L</text:span></text:p>
            <text:p><text:span text:style-name="T7">&gt;</text:span></text:p>
            <text:p><text:span text:style-name="T5">Ł</text:span></text:p>
          </table:table-cell>
          <table:table-cell table:style-name="ce3" office:value-type="string" calcext:value-type="string">
            <text:p><text:span text:style-name="T7"># '</text:span></text:p>
            <text:p><text:span text:style-name="T7">PgDn</text:span></text:p>
            <text:p><text:span text:style-name="T7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<text:span text:style-name="T7">Z</text:span></text:p>
            <text:p><text:span text:style-name="T7">Ž</text:span></text:p>
            <text:p/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<text:span text:style-name="T7">, ;</text:span></text:p>
            <text:p><text:span text:style-name="T7">Home</text:span></text:p>
          </table:table-cell>
          <table:table-cell table:style-name="ce3" office:value-type="string" calcext:value-type="string">
            <text:p><text:span text:style-name="T7">. :</text:span></text:p>
            <text:p><text:span text:style-name="T14">▲</text:span></text:p>
            <text:p>…</text:p>
            <text:p><text:span text:style-name="T19"/></text:p>
          </table:table-cell>
          <table:table-cell table:style-name="ce3" office:value-type="string" calcext:value-type="string">
            <text:p><text:span text:style-name="T7">- _</text:span></text:p>
            <text:p><text:span text:style-name="T7">End</text:span></text:p>
            <text:p>+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<text:span text:style-name="T6">RFn</text:span></text:p>
            <text:p><text:span text:style-name="T14">◄</text:span></text:p>
          </table:table-cell>
          <table:table-cell table:style-name="ce3" office:value-type="string" calcext:value-type="string">
            <text:p><text:span text:style-name="T6">RCtrl</text:span></text:p>
            <text:p><text:span text:style-name="T14">▼</text:span></text:p>
          </table:table-cell>
          <table:table-cell table:style-name="ce3" office:value-type="string" calcext:value-type="string">
            <text:p><text:span text:style-name="T6">RShift</text:span></text:p>
            <text:p><text:span text:style-name="T14">►</text:span></text:p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Alt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de-mirrored-wasd" table:style-name="ta3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Esc</text:p>
            <text:p/>
            <text:p>F11</text:p>
          </table:table-cell>
          <table:table-cell table:style-name="ce3" office:value-type="string" calcext:value-type="string">
            <text:p>1 !</text:p>
            <text:p>| ¡</text:p>
            <text:p>F1</text:p>
          </table:table-cell>
          <table:table-cell table:style-name="ce3" office:value-type="string" calcext:value-type="string">
            <text:p><text:span text:style-name="T7">2 "</text:span></text:p>
            <text:p><text:span text:style-name="T2">\ ²</text:span></text:p>
            <text:p><text:span text:style-name="T3">F2</text:span></text:p>
          </table:table-cell>
          <table:table-cell table:style-name="ce3" office:value-type="string" calcext:value-type="string">
            <text:p>3 §</text:p>
            <text:p>£ ³</text:p>
            <text:p>F3</text:p>
          </table:table-cell>
          <table:table-cell table:style-name="ce3" office:value-type="string" calcext:value-type="string">
            <text:p>4 $</text:p>
            <text:p>*</text:p>
            <text:p>F4</text:p>
          </table:table-cell>
          <table:table-cell table:style-name="ce3" office:value-type="string" calcext:value-type="string">
            <text:p>5 %</text:p>
            <text:p>~ <text:span text:style-name="T10">^</text:span></text:p>
            <text:p>F5</text:p>
          </table:table-cell>
          <table:table-cell table:style-name="ce3" office:value-type="string" calcext:value-type="string">
            <text:p>6 &amp;</text:p>
            <text:p><text:span text:style-name="T10">` ´</text:span></text:p>
            <text:p>F6</text:p>
          </table:table-cell>
          <table:table-cell table:style-name="ce3" office:value-type="string" calcext:value-type="string">
            <text:p>7 /</text:p>
            <text:p>{</text:p>
            <text:p>F7</text:p>
          </table:table-cell>
          <table:table-cell table:style-name="ce3" office:value-type="string" calcext:value-type="string">
            <text:p>8 (</text:p>
            <text:p>[</text:p>
            <text:p>F8</text:p>
          </table:table-cell>
          <table:table-cell table:style-name="ce3" office:value-type="string" calcext:value-type="string">
            <text:p>9 )</text:p>
            <text:p>]</text:p>
            <text:p>F9</text:p>
          </table:table-cell>
          <table:table-cell table:style-name="ce3" office:value-type="string" calcext:value-type="string">
            <text:p>0 =</text:p>
            <text:p>} ?</text:p>
            <text:p>F10</text:p>
          </table:table-cell>
          <table:table-cell table:style-name="ce3" office:value-type="string" calcext:value-type="string">
            <text:p>Backsp</text:p>
            <text:p><text:span text:style-name="T7">Del</text:span></text:p>
            <text:p><text:span text:style-name="T7">F12</text:span>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20">▲</text:span></text:p>
            <text:p><text:span text:style-name="T18">₩</text:span></text:p>
          </table:table-cell>
          <table:table-cell table:style-name="ce3" office:value-type="string" calcext:value-type="string">
            <text:p>E</text:p>
            <text:p>End</text:p>
            <text:p>É</text:p>
          </table:table-cell>
          <table:table-cell table:style-name="ce3" office:value-type="string" calcext:value-type="string">
            <text:p>R</text:p>
            <text:p>PgUp</text:p>
            <text:p>®</text:p>
          </table:table-cell>
          <table:table-cell table:style-name="ce3" office:value-type="string" calcext:value-type="string">
            <text:p>T</text:p>
            <text:p>™</text:p>
          </table:table-cell>
          <table:table-cell table:style-name="ce3" office:value-type="string" calcext:value-type="string">
            <text:p>Y</text:p>
            <text:p>¥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<text:span text:style-name="T7">Ä</text:span></text:p>
            <text:p><text:span text:style-name="T21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ẞ</text:p>
            <text:p>₽</text:p>
          </table:table-cell>
          <table:table-cell table:style-name="ce3" office:value-type="string" calcext:value-type="string" table:number-columns-spanned="1" table:number-rows-spanned="2">
            <text:p><text:span text:style-name="T7">Enter</text:span></text:p>
            <text:p><text:span text:style-name="T9">Insert</text:span>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20">◄</text:span></text:p>
          </table:table-cell>
          <table:table-cell table:style-name="ce3" office:value-type="string" calcext:value-type="string">
            <text:p>S</text:p>
            <text:p><text:span text:style-name="T20">▼</text:span></text:p>
          </table:table-cell>
          <table:table-cell table:style-name="ce3" office:value-type="string" calcext:value-type="string">
            <text:p>D</text:p>
            <text:p><text:span text:style-name="T20">►</text:span></text:p>
            <text:p><text:span text:style-name="T18">° ð</text:span></text:p>
          </table:table-cell>
          <table:table-cell table:style-name="ce3" office:value-type="string" calcext:value-type="string">
            <text:p>F</text:p>
            <text:p><text:span text:style-name="T7">PgDn</text:span></text:p>
            <text:p><text:span text:style-name="T7">θ</text:span></text:p>
          </table:table-cell>
          <table:table-cell table:style-name="ce3" office:value-type="string" calcext:value-type="string">
            <text:p>G</text:p>
          </table:table-cell>
          <table:table-cell table:style-name="ce3" office:value-type="string" calcext:value-type="string">
            <text:p>H</text:p>
          </table:table-cell>
          <table:table-cell table:style-name="ce3" office:value-type="string" calcext:value-type="string">
            <text:p>J</text:p>
            <text:p>@</text:p>
          </table:table-cell>
          <table:table-cell table:style-name="ce3" office:value-type="string" calcext:value-type="string">
            <text:p>K</text:p>
            <text:p>€</text:p>
          </table:table-cell>
          <table:table-cell table:style-name="ce3" office:value-type="string" calcext:value-type="string">
            <text:p>L</text:p>
            <text:p><text:span text:style-name="T5">Ł</text:span></text:p>
          </table:table-cell>
          <table:table-cell table:style-name="ce3" office:value-type="string" calcext:value-type="string">
            <text:p># '</text:p>
            <text:p><text:span text:style-name="T7">’</text:span>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<text:span text:style-name="T9">Ž</text:span></text:p>
          </table:table-cell>
          <table:table-cell table:style-name="ce3" office:value-type="string" calcext:value-type="string">
            <text:p>X</text:p>
            <text:p>×</text:p>
          </table:table-cell>
          <table:table-cell table:style-name="ce3" office:value-type="string" calcext:value-type="string">
            <text:p>C</text:p>
            <text:p>Č</text:p>
          </table:table-cell>
          <table:table-cell table:style-name="ce3" office:value-type="string" calcext:value-type="string">
            <text:p>V</text:p>
          </table:table-cell>
          <table:table-cell table:style-name="ce3" office:value-type="string" calcext:value-type="string">
            <text:p>B</text:p>
          </table:table-cell>
          <table:table-cell table:style-name="ce3" office:value-type="string" calcext:value-type="string">
            <text:p>N</text:p>
            <text:p>Ñ</text:p>
          </table:table-cell>
          <table:table-cell table:style-name="ce3" office:value-type="string" calcext:value-type="string">
            <text:p>M</text:p>
            <text:p>µ</text:p>
            <text:p/>
          </table:table-cell>
          <table:table-cell table:style-name="ce3" office:value-type="string" calcext:value-type="string">
            <text:p>, ;</text:p>
            <text:p>&lt;</text:p>
          </table:table-cell>
          <table:table-cell table:style-name="ce3" office:value-type="string" calcext:value-type="string">
            <text:p>. :</text:p>
            <text:p>&gt; …</text:p>
            <text:p><text:span text:style-name="T19"/></text:p>
          </table:table-cell>
          <table:table-cell table:style-name="ce3" office:value-type="string" calcext:value-type="string">
            <text:p>- _</text:p>
            <text:p>+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</table:table-cell>
          <table:table-cell table:style-name="ce3" office:value-type="string" calcext:value-type="string">
            <text:p>RShift</text:p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p-usrspc phalio " table:style-name="ta4">
        <table:table-column table:style-name="co1" table:number-columns-repeated="1024" table:default-cell-style-name="ce2"/>
        <table:table-row table:style-name="ro1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0 ?</text:p>
            <text:p><text:span text:style-name="T22">´</text:span> ¿</text:p>
            <text:p>F10</text:p>
          </table:table-cell>
          <table:table-cell table:style-name="ce3" office:value-type="string" calcext:value-type="string">
            <text:p>1 !</text:p>
            <text:p>` ¡</text:p>
            <text:p>F1</text:p>
          </table:table-cell>
          <table:table-cell table:style-name="ce3" office:value-type="string" calcext:value-type="string">
            <text:p>2 <text:span text:style-name="T3">"</text:span></text:p>
            <text:p><text:span text:style-name="T3">″ ‚</text:span></text:p>
            <text:p><text:span text:style-name="T3">F2</text:span></text:p>
          </table:table-cell>
          <table:table-cell table:style-name="ce3" office:value-type="string" calcext:value-type="string">
            <text:p>3 '</text:p>
            <text:p>′ ‘</text:p>
            <text:p>F3</text:p>
          </table:table-cell>
          <table:table-cell table:style-name="ce3" office:value-type="string" calcext:value-type="string">
            <text:p>4 ’</text:p>
            <text:p>^ <text:span text:style-name="T22">¯</text:span></text:p>
            <text:p>F4</text:p>
          </table:table-cell>
          <table:table-cell table:style-name="ce3" office:value-type="string" calcext:value-type="string">
            <text:p>5 “</text:p>
            <text:p>„ ‘</text:p>
            <text:p>F5</text:p>
          </table:table-cell>
          <table:table-cell table:style-name="ce3" office:value-type="string" calcext:value-type="string">
            <text:p>6 ”</text:p>
            <text:p>“ ’</text:p>
            <text:p>F6</text:p>
          </table:table-cell>
          <table:table-cell table:style-name="ce3" office:value-type="string" calcext:value-type="string">
            <text:p>7 %</text:p>
            <text:p>~ ⌀</text:p>
            <text:p>F7</text:p>
          </table:table-cell>
          <table:table-cell table:style-name="ce3" office:value-type="string" calcext:value-type="string">
            <text:p>8 #</text:p>
            <text:p>± ⋅</text:p>
            <text:p>F8</text:p>
          </table:table-cell>
          <table:table-cell table:style-name="ce3" office:value-type="string" calcext:value-type="string">
            <text:p>9 *</text:p>
            <text:p>− √</text:p>
            <text:p>F9</text:p>
          </table:table-cell>
          <table:table-cell table:style-name="ce3" office:value-type="string" calcext:value-type="string">
            <text:p>+ =</text:p>
            <text:p>≠ ≈</text:p>
            <text:p>F11</text:p>
          </table:table-cell>
          <table:table-cell table:style-name="ce3" office:value-type="string" calcext:value-type="string">
            <text:p>Backsp</text:p>
            <text:p>Del</text:p>
            <text:p>F12</text:p>
          </table:table-cell>
          <table:table-cell table:style-name="ce8"/>
          <table:table-cell table:style-name="ce10"/>
          <table:table-cell table:style-name="ce6"/>
          <table:table-cell table:style-name="ce12" table:number-columns-repeated="2"/>
          <table:table-cell table:number-columns-repeated="1006"/>
        </table:table-row>
        <table:table-row table:style-name="ro1">
          <table:table-cell/>
          <table:table-cell table:style-name="ce3" office:value-type="string" calcext:value-type="string">
            <text:p>Tab</text:p>
            <text:p>Esc</text:p>
            <text:p>Cmpose</text:p>
          </table:table-cell>
          <table:table-cell table:style-name="ce3" office:value-type="string" calcext:value-type="string">
            <text:p>Q</text:p>
            <text:p>Home</text:p>
          </table:table-cell>
          <table:table-cell table:style-name="ce3" office:value-type="string" calcext:value-type="string">
            <text:p>W</text:p>
            <text:p><text:span text:style-name="T17">▲</text:span></text:p>
            <text:p><text:span text:style-name="T1">₩</text:span></text:p>
          </table:table-cell>
          <table:table-cell table:style-name="ce3" office:value-type="string" calcext:value-type="string">
            <text:p>E</text:p>
            <text:p>End</text:p>
            <text:p/>
          </table:table-cell>
          <table:table-cell table:style-name="ce3" office:value-type="string" calcext:value-type="string">
            <text:p>R</text:p>
            <text:p>PgUp</text:p>
          </table:table-cell>
          <table:table-cell table:style-name="ce3" office:value-type="string" calcext:value-type="string">
            <text:p>T</text:p>
            <text:p>™ ®</text:p>
          </table:table-cell>
          <table:table-cell table:style-name="ce3" office:value-type="string" calcext:value-type="string">
            <text:p>Y</text:p>
            <text:p>¥ ©</text:p>
          </table:table-cell>
          <table:table-cell table:style-name="ce3" office:value-type="string" calcext:value-type="string">
            <text:p>U</text:p>
            <text:p>Ü</text:p>
          </table:table-cell>
          <table:table-cell table:style-name="ce3" office:value-type="string" calcext:value-type="string">
            <text:p>I</text:p>
            <text:p>Ä</text:p>
            <text:p><text:span text:style-name="T7">ı</text:span></text:p>
          </table:table-cell>
          <table:table-cell table:style-name="ce3" office:value-type="string" calcext:value-type="string">
            <text:p>O</text:p>
            <text:p>Ö</text:p>
          </table:table-cell>
          <table:table-cell table:style-name="ce3" office:value-type="string" calcext:value-type="string">
            <text:p>P</text:p>
            <text:p>₽ 🄯</text:p>
          </table:table-cell>
          <table:table-cell table:style-name="ce3" office:value-type="string" calcext:value-type="string" table:number-columns-spanned="1" table:number-rows-spanned="2">
            <text:p>Enter</text:p>
            <text:p>Insert</text:p>
          </table:table-cell>
          <table:table-cell table:style-name="ce8"/>
          <table:table-cell table:style-name="ce11" table:number-columns-repeated="2"/>
          <table:table-cell table:style-name="ce10"/>
          <table:table-cell table:number-columns-repeated="1007"/>
        </table:table-row>
        <table:table-row table:style-name="ro1">
          <table:table-cell/>
          <table:table-cell table:style-name="ce3" office:value-type="string" calcext:value-type="string">
            <text:p>Meta</text:p>
            <text:p>Print</text:p>
          </table:table-cell>
          <table:table-cell table:style-name="ce3" office:value-type="string" calcext:value-type="string">
            <text:p>A</text:p>
            <text:p><text:span text:style-name="T17">◄</text:span></text:p>
          </table:table-cell>
          <table:table-cell table:style-name="ce3" office:value-type="string" calcext:value-type="string">
            <text:p>S</text:p>
            <text:p><text:span text:style-name="T17">▼</text:span></text:p>
            <text:p><text:span text:style-name="T1">§</text:span></text:p>
          </table:table-cell>
          <table:table-cell table:style-name="ce3" office:value-type="string" calcext:value-type="string">
            <text:p>D</text:p>
            <text:p><text:span text:style-name="T17">►</text:span></text:p>
            <text:p><text:span text:style-name="T23">° ð</text:span></text:p>
          </table:table-cell>
          <table:table-cell table:style-name="ce3" office:value-type="string" calcext:value-type="string">
            <text:p>F</text:p>
            <text:p>PgDn</text:p>
            <text:p><text:span text:style-name="T9">θ</text:span></text:p>
          </table:table-cell>
          <table:table-cell table:style-name="ce3" office:value-type="string" calcext:value-type="string">
            <text:p>G</text:p>
            <text:p>£</text:p>
          </table:table-cell>
          <table:table-cell table:style-name="ce3" office:value-type="string" calcext:value-type="string">
            <text:p>H</text:p>
            <text:p>@</text:p>
          </table:table-cell>
          <table:table-cell table:style-name="ce3" office:value-type="string" calcext:value-type="string">
            <text:p>J</text:p>
            <text:p>$</text:p>
          </table:table-cell>
          <table:table-cell table:style-name="ce3" office:value-type="string" calcext:value-type="string">
            <text:p>K</text:p>
            <text:p><text:span text:style-name="T3">&amp;</text:span></text:p>
          </table:table-cell>
          <table:table-cell table:style-name="ce3" office:value-type="string" calcext:value-type="string">
            <text:p>L</text:p>
            <text:p><text:span text:style-name="T3">€</text:span></text:p>
            <text:p>Ł</text:p>
          </table:table-cell>
          <table:table-cell table:style-name="ce3" office:value-type="string" calcext:value-type="string">
            <text:p>/ \</text:p>
            <text:p>| ÷</text:p>
          </table:table-cell>
          <table:covered-table-cell table:style-name="ce3"/>
          <table:table-cell table:style-name="ce8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Shift</text:p>
          </table:table-cell>
          <table:table-cell table:style-name="ce3" office:value-type="string" calcext:value-type="string">
            <text:p>Z</text:p>
            <text:p>ẞ</text:p>
          </table:table-cell>
          <table:table-cell table:style-name="ce3" office:value-type="string" calcext:value-type="string">
            <text:p>X</text:p>
            <text:p>× ¢</text:p>
          </table:table-cell>
          <table:table-cell table:style-name="ce3" office:value-type="string" calcext:value-type="string">
            <text:p>C</text:p>
            <text:p>&lt; ≤</text:p>
          </table:table-cell>
          <table:table-cell table:style-name="ce3" office:value-type="string" calcext:value-type="string">
            <text:p>V</text:p>
            <text:p>&gt; ≥</text:p>
          </table:table-cell>
          <table:table-cell table:style-name="ce3" office:value-type="string" calcext:value-type="string">
            <text:p>B</text:p>
            <text:p>[ ñ</text:p>
          </table:table-cell>
          <table:table-cell table:style-name="ce3" office:value-type="string" calcext:value-type="string">
            <text:p>N</text:p>
            <text:p>] π</text:p>
          </table:table-cell>
          <table:table-cell table:style-name="ce3" office:value-type="string" calcext:value-type="string">
            <text:p>M</text:p>
            <text:p>{ µ</text:p>
          </table:table-cell>
          <table:table-cell table:style-name="ce3" office:value-type="string" calcext:value-type="string">
            <text:p>, ;</text:p>
            <text:p>} •</text:p>
          </table:table-cell>
          <table:table-cell table:style-name="ce3" office:value-type="string" calcext:value-type="string">
            <text:p>. :</text:p>
            <text:p>( …</text:p>
          </table:table-cell>
          <table:table-cell table:style-name="ce3" office:value-type="string" calcext:value-type="string">
            <text:p>- _</text:p>
            <text:p>) –</text:p>
          </table:table-cell>
          <table:table-cell table:style-name="ce8" table:number-columns-repeated="2"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3" office:value-type="string" calcext:value-type="string">
            <text:p>Ctrl</text:p>
          </table:table-cell>
          <table:table-cell table:style-name="ce3" office:value-type="string" calcext:value-type="string">
            <text:p>Fn</text:p>
          </table:table-cell>
          <table:table-cell table:style-name="ce3" office:value-type="string" calcext:value-type="string">
            <text:p>Alt</text:p>
          </table:table-cell>
          <table:table-cell table:style-name="ce7" office:value-type="string" calcext:value-type="string" table:number-columns-spanned="4" table:number-rows-spanned="1">
            <text:p>Space</text:p>
          </table:table-cell>
          <table:covered-table-cell table:number-columns-repeated="3" table:style-name="ce9"/>
          <table:table-cell table:style-name="ce3" office:value-type="string" calcext:value-type="string">
            <text:p>RAlt</text:p>
            <text:p/>
          </table:table-cell>
          <table:table-cell table:style-name="ce3" office:value-type="string" calcext:value-type="string">
            <text:p>RFn</text:p>
          </table:table-cell>
          <table:table-cell table:style-name="ce3" office:value-type="string" calcext:value-type="string">
            <text:p>RCtrl</text:p>
            <text:p/>
          </table:table-cell>
          <table:table-cell table:style-name="ce3" office:value-type="string" calcext:value-type="string">
            <text:p>RShift</text:p>
            <text:p/>
            <text:p/>
          </table:table-cell>
          <table:table-cell table:style-name="ce8"/>
          <table:table-cell/>
          <table:table-cell table:style-name="ce11" table:number-columns-repeated="2"/>
          <table:table-cell table:number-columns-repeated="1008"/>
        </table:table-row>
        <table:table-row table:style-name="ro1">
          <table:table-cell/>
          <table:table-cell table:style-name="ce6" office:value-type="string" calcext:value-type="string">
            <text:p>Regular</text:p>
            <text:p>Fn</text:p>
            <text:p>Fn+RFn</text:p>
          </table:table-cell>
          <table:table-cell table:style-name="ce6" office:value-type="string" calcext:value-type="string">
            <text:p>+Shift</text:p>
          </table:table-cell>
          <table:table-cell/>
          <table:table-cell table:style-name="ce8" table:number-columns-repeated="3"/>
          <table:table-cell/>
          <table:table-cell table:style-name="ce8" table:number-columns-repeated="3"/>
          <table:table-cell table:number-columns-repeated="3"/>
          <table:table-cell table:style-name="ce11" table:number-columns-repeated="2"/>
          <table:table-cell table:number-columns-repeated="1008"/>
        </table:table-row>
        <table:table-row table:style-name="ro1">
          <table:table-cell table:number-columns-repeated="5"/>
          <table:table-cell table:style-name="ce8" table:number-columns-repeated="2"/>
          <table:table-cell/>
          <table:table-cell table:style-name="ce8" table:number-columns-repeated="2"/>
          <table:table-cell table:number-columns-repeated="4"/>
          <table:table-cell table:style-name="ce11" table:number-columns-repeated="2"/>
          <table:table-cell table:number-columns-repeated="100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14">00/00/0000</text:date>, <text:time style:data-style-name="N2" text:time-value="12:50:56.9138373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8T13:29:16.555517091</meta:creation-date>
    <dc:date>2022-07-14T17:06:57.129275619</dc:date>
    <meta:editing-duration>P8DT23H38M7S</meta:editing-duration>
    <meta:editing-cycles>258</meta:editing-cycles>
    <meta:generator>LibreOffice/6.4.7.2$Linux_X86_64 LibreOffice_project/40$Build-2</meta:generator>
    <meta:document-statistic meta:table-count="11" meta:cell-count="616" meta:object-count="0"/>
  </office:meta>
</office:document-meta>
</file>